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ba1bf" officeooo:paragraph-rsid="001ba1bf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5pt" officeooo:rsid="001ba1bf" officeooo:paragraph-rsid="001ba1bf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ba1bf" officeooo:paragraph-rsid="001ba1bf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d501a" officeooo:paragraph-rsid="001d501a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d501a" officeooo:paragraph-rsid="001dc8ec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d501a" officeooo:paragraph-rsid="001f4c18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1d501a" officeooo:paragraph-rsid="00206bf4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1d501a" officeooo:paragraph-rsid="002226ed" style:font-size-asian="15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1d501a" officeooo:paragraph-rsid="00269b21" style:font-size-asian="15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1d501a" officeooo:paragraph-rsid="0027c532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2226ed" officeooo:paragraph-rsid="002226ed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25e1c8" officeooo:paragraph-rsid="0025e1c8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rsid="0027c532" officeooo:paragraph-rsid="0027c532" style:font-size-asian="15pt" style:font-size-complex="15pt"/>
    </style:style>
    <style:style style:name="T1" style:family="text">
      <style:text-properties officeooo:rsid="001dc8ec"/>
    </style:style>
    <style:style style:name="T2" style:family="text">
      <style:text-properties officeooo:rsid="001f4c18"/>
    </style:style>
    <style:style style:name="T3" style:family="text">
      <style:text-properties officeooo:rsid="00206bf4"/>
    </style:style>
    <style:style style:name="T4" style:family="text">
      <style:text-properties officeooo:rsid="002226ed"/>
    </style:style>
    <style:style style:name="T5" style:family="text">
      <style:text-properties officeooo:rsid="0025e1c8"/>
    </style:style>
    <style:style style:name="T6" style:family="text">
      <style:text-properties officeooo:rsid="00269b21"/>
    </style:style>
    <style:style style:name="T7" style:family="text">
      <style:text-properties officeooo:rsid="0027c532"/>
    </style:style>
    <style:style style:name="T8" style:family="text">
      <style:text-properties officeooo:rsid="0028d834"/>
    </style:style>
    <style:style style:name="T9" style:family="text">
      <style:text-properties officeooo:rsid="00296b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sary</text:p>
      <text:p text:style-name="P2">for text <text:span text:style-name="T8">Algebraic formulas for the roots</text:span></text:p>
      <text:p text:style-name="P2">by Alexander Kiryushchenkov</text:p>
      <text:p text:style-name="P3"/>
      <text:p text:style-name="P3"/>
      <text:p text:style-name="P3"/>
      <text:p text:style-name="P3">1. <text:span text:style-name="T8">linear equation — линейное уравнение</text:span></text:p>
      <text:p text:style-name="P3">2. <text:span text:style-name="T8">expression — утверждение </text:span></text:p>
      <text:p text:style-name="P3">3. <text:span text:style-name="T8">boldly - смело</text:span></text:p>
      <text:p text:style-name="P3">4. <text:span text:style-name="T8">assert — утверждать </text:span></text:p>
      <text:p text:style-name="P3">5. <text:span text:style-name="T8">evident — очевидно </text:span></text:p>
      <text:p text:style-name="P4">6. <text:span text:style-name="T8">partucular equation — частное уравнение <text:s/></text:span></text:p>
      <text:p text:style-name="P4">7. <text:span text:style-name="T8">devised - изобрел</text:span></text:p>
      <text:p text:style-name="P4">8. <text:span text:style-name="T8">polinomial — полиномиальное </text:span></text:p>
      <text:p text:style-name="P4">9. <text:span text:style-name="T8">approach — приблизиться </text:span></text:p>
      <text:p text:style-name="P4">10. <text:span text:style-name="T8">property — собственность </text:span></text:p>
      <text:p text:style-name="P5">11. <text:span text:style-name="T8">determine — определять </text:span></text:p>
      <text:p text:style-name="P6"><text:span text:style-name="T1">12. </text:span><text:span text:style-name="T8">invariant — инвариант </text:span></text:p>
      <text:p text:style-name="P7"><text:span text:style-name="T2">13. </text:span><text:span text:style-name="T8">factor groupes — фактор группы</text:span></text:p>
      <text:p text:style-name="P8"><text:span text:style-name="T3">14. </text:span><text:span text:style-name="T9">sketchy - схематичный</text:span></text:p>
      <text:p text:style-name="P11">15. <text:span text:style-name="T9">appreciate - ценить</text:span></text:p>
      <text:p text:style-name="P12">16. <text:span text:style-name="T9">contemprorary — современный </text:span></text:p>
      <text:p text:style-name="P9"><text:span text:style-name="T5">17. </text:span><text:span text:style-name="T9">extraction — извлечение </text:span></text:p>
      <text:p text:style-name="P10"><text:span text:style-name="T6">18. </text:span><text:span text:style-name="T9">propose - предлагать</text:span></text:p>
      <text:p text:style-name="P13">19. <text:span text:style-name="T9">reduction — сокращение </text:span></text:p>
      <text:p text:style-name="P13">20. <text:span text:style-name="T9">due — благодаря </text:span></text:p>
      <text:p text:style-name="P10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9:47:55.712028829</meta:creation-date>
    <dc:date>2023-11-29T09:56:34.089188549</dc:date>
    <meta:editing-duration>PT18M5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82" meta:character-count="623" meta:non-whitespace-character-count="534"/>
  </office:meta>
</office:document-meta>
</file>